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officeooo:paragraph-rsid="00b030f5"/>
    </style:style>
    <style:style style:name="P17" style:family="paragraph" style:parent-style-name="Standard">
      <style:text-properties officeooo:rsid="00bde1fc" officeooo:paragraph-rsid="00bde1fc"/>
    </style:style>
    <style:style style:name="P18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8" style:family="paragraph" style:parent-style-name="Número_20_de_20_pàgina">
      <style:text-properties style:font-name="Noto Sans" fo:language="ca" fo:country="ES" style:font-name-complex="Noto Sans3"/>
    </style:style>
    <style:style style:name="P29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Text_20_body">
      <style:text-properties fo:language="ca" fo:country="ES" officeooo:rsid="004e6e87" officeooo:paragraph-rsid="004e6e87"/>
    </style:style>
    <style:style style:name="P32" style:family="paragraph" style:parent-style-name="Text_20_body">
      <style:text-properties fo:language="ca" fo:country="ES" officeooo:rsid="004e6e87" officeooo:paragraph-rsid="00a9b560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49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0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5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4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6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7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8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59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6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61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2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5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6" style:family="paragraph" style:parent-style-name="Table_20_Contents">
      <style:text-properties style:font-name="Courier New" fo:font-size="9pt" style:font-size-asian="9pt" style:font-size-complex="9pt"/>
    </style:style>
    <style:style style:name="P6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Table_20_Contents">
      <style:text-properties style:font-name="Courier New" fo:font-size="8pt" style:font-size-asian="8pt" style:font-size-complex="8pt"/>
    </style:style>
    <style:style style:name="P7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1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4" style:family="paragraph" style:parent-style-name="Contents_20_Heading" style:master-page-name="Standard">
      <style:paragraph-properties style:page-number="auto" fo:break-before="page"/>
    </style:style>
    <style:style style:name="P75" style:family="paragraph" style:parent-style-name="Heading_20_1">
      <style:text-properties fo:language="ca" fo:country="ES"/>
    </style:style>
    <style:style style:name="P76" style:family="paragraph" style:parent-style-name="Heading_20_1">
      <style:text-properties fo:language="ca" fo:country="ES" officeooo:rsid="004e6e87" officeooo:paragraph-rsid="004e6e87"/>
    </style:style>
    <style:style style:name="P77" style:family="paragraph" style:parent-style-name="Heading_20_1">
      <style:text-properties fo:language="ca" fo:country="ES" officeooo:paragraph-rsid="009a6cc4"/>
    </style:style>
    <style:style style:name="P78" style:family="paragraph" style:parent-style-name="Heading_20_1">
      <style:paragraph-properties fo:break-before="page"/>
      <style:text-properties fo:language="ca" fo:country="ES" officeooo:paragraph-rsid="00aa5b14"/>
    </style:style>
    <style:style style:name="P79" style:family="paragraph" style:parent-style-name="Heading_20_1">
      <style:paragraph-properties fo:break-before="page"/>
      <style:text-properties fo:language="ca" fo:country="ES" officeooo:paragraph-rsid="00bde1fc"/>
    </style:style>
    <style:style style:name="P80" style:family="paragraph" style:parent-style-name="Heading_20_1">
      <style:paragraph-properties fo:break-before="page"/>
      <style:text-properties fo:language="ca" fo:country="ES" officeooo:paragraph-rsid="00c97216"/>
    </style:style>
    <style:style style:name="P81" style:family="paragraph" style:parent-style-name="Heading_20_2">
      <style:text-properties fo:language="ca" fo:country="ES" officeooo:rsid="004e6e87" officeooo:paragraph-rsid="00a9b560"/>
    </style:style>
    <style:style style:name="P82" style:family="paragraph" style:parent-style-name="Heading_20_2">
      <style:text-properties fo:language="ca" fo:country="ES" officeooo:rsid="004e6e87" officeooo:paragraph-rsid="009a6cc4"/>
    </style:style>
    <style:style style:name="P83" style:family="paragraph" style:parent-style-name="Heading_20_2">
      <style:text-properties fo:language="ca" fo:country="ES" officeooo:rsid="004e6e87" officeooo:paragraph-rsid="00aa5b14"/>
    </style:style>
    <style:style style:name="P84" style:family="paragraph" style:parent-style-name="Heading_20_2">
      <style:text-properties fo:language="ca" fo:country="ES" officeooo:rsid="004e6e87" officeooo:paragraph-rsid="00bde1fc"/>
    </style:style>
    <style:style style:name="P85" style:family="paragraph" style:parent-style-name="Heading_20_2">
      <style:text-properties fo:language="ca" fo:country="ES" officeooo:rsid="004e6e87" officeooo:paragraph-rsid="00c97216"/>
    </style:style>
    <style:style style:name="P86" style:family="paragraph" style:parent-style-name="Heading_20_2">
      <style:text-properties officeooo:paragraph-rsid="00a96041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8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8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9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9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9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9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9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9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21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2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3" style:family="paragraph" style:parent-style-name="Standard" style:list-style-name="">
      <style:text-properties fo:language="ca" fo:country="ES" officeooo:paragraph-rsid="000b1b47"/>
    </style:style>
    <style:style style:name="P124" style:family="paragraph" style:parent-style-name="Standard" style:list-style-name="L4"/>
    <style:style style:name="P125" style:family="paragraph" style:parent-style-name="Standard" style:list-style-name="L4">
      <style:text-properties officeooo:paragraph-rsid="00b045ab"/>
    </style:style>
    <style:style style:name="P126" style:family="paragraph" style:parent-style-name="Standard" style:list-style-name="L4">
      <style:text-properties officeooo:rsid="00b8fd8e" officeooo:paragraph-rsid="00b8fd8e"/>
    </style:style>
    <style:style style:name="P127" style:family="paragraph" style:parent-style-name="Standard" style:list-style-name="L7">
      <style:text-properties officeooo:rsid="00b8fd8e" officeooo:paragraph-rsid="00bde1fc"/>
    </style:style>
    <style:style style:name="P128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9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30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131" style:family="paragraph" style:parent-style-name="Standard" style:list-style-name="L10">
      <style:text-properties officeooo:rsid="00cd0fdd" officeooo:paragraph-rsid="00cd0fdd" fo:background-color="transparent"/>
    </style:style>
    <style:style style:name="P13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3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3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36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37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3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3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4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4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4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4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44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45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46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4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4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5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5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52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53" style:family="paragraph">
      <loext:graphic-properties draw:fill="none"/>
      <style:paragraph-properties fo:text-align="start"/>
    </style:style>
    <style:style style:name="P1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0cf839"/>
    </style:style>
    <style:style style:name="T14" style:family="text">
      <style:text-properties officeooo:rsid="000efb83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33e65f"/>
    </style:style>
    <style:style style:name="T18" style:family="text">
      <style:text-properties officeooo:rsid="0049313f"/>
    </style:style>
    <style:style style:name="T19" style:family="text">
      <style:text-properties officeooo:rsid="004e6e87"/>
    </style:style>
    <style:style style:name="T20" style:family="text">
      <style:text-properties fo:font-weight="bold" officeooo:rsid="00a96041" fo:background-color="transparent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969a7"/>
    </style:style>
    <style:style style:name="T23" style:family="text">
      <style:text-properties officeooo:rsid="005dcaac"/>
    </style:style>
    <style:style style:name="T24" style:family="text">
      <style:text-properties officeooo:rsid="006fc3de"/>
    </style:style>
    <style:style style:name="T25" style:family="text">
      <style:text-properties style:font-name="Noto Sans" fo:font-size="11pt" style:font-size-asian="11pt" style:font-size-complex="11pt"/>
    </style:style>
    <style:style style:name="T26" style:family="text">
      <style:text-properties style:font-name="Noto Sans" fo:font-size="11pt" officeooo:rsid="009a6cc4" style:font-size-asian="11pt" style:font-size-complex="11pt"/>
    </style:style>
    <style:style style:name="T27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1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36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7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officeooo:rsid="00a96041"/>
    </style:style>
    <style:style style:name="T44" style:family="text">
      <style:text-properties officeooo:rsid="00a9b560"/>
    </style:style>
    <style:style style:name="T45" style:family="text">
      <style:text-properties officeooo:rsid="00aaf42d" style:language-asian="en" style:country-asian="US"/>
    </style:style>
    <style:style style:name="T46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7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8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9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0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1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2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3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4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5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6" style:family="text">
      <style:text-properties officeooo:rsid="00b030f5"/>
    </style:style>
    <style:style style:name="T57" style:family="text">
      <style:text-properties officeooo:rsid="00b1d97c"/>
    </style:style>
    <style:style style:name="T58" style:family="text">
      <style:text-properties officeooo:rsid="00b32fa8"/>
    </style:style>
    <style:style style:name="T59" style:family="text">
      <style:text-properties fo:language="ca" fo:country="ES" officeooo:rsid="006fc3de" style:language-asian="en" style:country-asian="US"/>
    </style:style>
    <style:style style:name="T60" style:family="text">
      <style:text-properties fo:language="ca" fo:country="ES" officeooo:rsid="00b53057" style:language-asian="en" style:country-asian="US"/>
    </style:style>
    <style:style style:name="T61" style:family="text">
      <style:text-properties fo:language="ca" fo:country="ES" officeooo:rsid="00b72896" style:language-asian="en" style:country-asian="US"/>
    </style:style>
    <style:style style:name="T62" style:family="text">
      <style:text-properties officeooo:rsid="00b72896"/>
    </style:style>
    <style:style style:name="T63" style:family="text">
      <style:text-properties officeooo:rsid="00b8fd8e"/>
    </style:style>
    <style:style style:name="T64" style:family="text">
      <style:text-properties officeooo:rsid="00b93257"/>
    </style:style>
    <style:style style:name="T65" style:family="text">
      <style:text-properties officeooo:rsid="00bde1fc"/>
    </style:style>
    <style:style style:name="T66" style:family="text">
      <style:text-properties officeooo:rsid="00c3b038"/>
    </style:style>
    <style:style style:name="T67" style:family="text">
      <style:text-properties officeooo:rsid="00c97216"/>
    </style:style>
    <style:style style:name="T68" style:family="text">
      <style:text-properties fo:color="#000000" loext:opacity="100%" style:font-name="Consolas"/>
    </style:style>
    <style:style style:name="T69" style:family="text">
      <style:text-properties fo:color="#2a00ff" loext:opacity="100%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Manual d<text:span text:style-name="T19">e Migració de Versions </text:span>de <text:span text:style-name="T9">ENVIAFIB</text:span></text:p>
      <text:p text:style-name="P7"><text:span text:style-name="T17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6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4">Índex</text:p>
          </text:index-title>
          <text:p text:style-name="P67"><text:a xlink:type="simple" xlink:href="#__RefHeading___Toc3280_64491606" text:style-name="Index_20_Link" text:visited-style-name="Index_20_Link">Historial de versions<text:tab/>3</text:a></text:p>
          <text:p text:style-name="P67"><text:a xlink:type="simple" xlink:href="#__RefHeading___Toc5636_2443218625" text:style-name="Index_20_Link" text:visited-style-name="Index_20_Link">1. Introducció<text:tab/>4</text:a></text:p>
          <text:p text:style-name="P67"><text:a xlink:type="simple" xlink:href="#__RefHeading___Toc5638_2443218625" text:style-name="Index_20_Link" text:visited-style-name="Index_20_Link">2. Versió 1.0.0<text:tab/>4</text:a></text:p>
          <text:p text:style-name="P68"><text:a xlink:type="simple" xlink:href="#__RefHeading___Toc4524_5961153271111213" text:style-name="Index_20_Link" text:visited-style-name="Index_20_Link">2.1. Llistat de Millores Github<text:tab/>4</text:a></text:p>
          <text:p text:style-name="P67"><text:a xlink:type="simple" xlink:href="#__RefHeading___Toc1449_156804550111" text:style-name="Index_20_Link" text:visited-style-name="Index_20_Link">3. Migració de 1.0.0 a 1.0.1<text:tab/>4</text:a></text:p>
          <text:p text:style-name="P68"><text:a xlink:type="simple" xlink:href="#__RefHeading___Toc4524_596115327111121" text:style-name="Index_20_Link" text:visited-style-name="Index_20_Link">3.1. Llistat de Millores Github<text:tab/>4</text:a></text:p>
          <text:p text:style-name="P68"><text:a xlink:type="simple" xlink:href="#__RefHeading___Toc787_890967127" text:style-name="Index_20_Link" text:visited-style-name="Index_20_Link">3.2. Desenvolupador<text:tab/>5</text:a></text:p>
          <text:p text:style-name="P68"><text:a xlink:type="simple" xlink:href="#__RefHeading___Toc789_890967127" text:style-name="Index_20_Link" text:visited-style-name="Index_20_Link">3.3. Canvis Web Back<text:tab/>5</text:a></text:p>
          <text:p text:style-name="P68"><text:a xlink:type="simple" xlink:href="#__RefHeading___Toc4524_596115327111111111" text:style-name="Index_20_Link" text:visited-style-name="Index_20_Link">3.4. Sistemes<text:tab/>5</text:a></text:p>
          <text:p text:style-name="P68"><text:a xlink:type="simple" xlink:href="#__RefHeading___Toc1874_19722971091" text:style-name="Index_20_Link" text:visited-style-name="Index_20_Link">3.5. Altres<text:tab/>6</text:a></text:p>
          <text:p text:style-name="P67"><text:a xlink:type="simple" xlink:href="#__RefHeading___Toc1449_1568045501111" text:style-name="Index_20_Link" text:visited-style-name="Index_20_Link">4. Migració de 1.0.1 a 1.0.2<text:tab/>7</text:a></text:p>
          <text:p text:style-name="P68"><text:a xlink:type="simple" xlink:href="#__RefHeading___Toc4524_5961153271111211" text:style-name="Index_20_Link" text:visited-style-name="Index_20_Link">4.1. Llistat de Millores Github<text:tab/>7</text:a></text:p>
          <text:p text:style-name="P68"><text:a xlink:type="simple" xlink:href="#__RefHeading___Toc1818_254325675711" text:style-name="Index_20_Link" text:visited-style-name="Index_20_Link">4.2. Desenvolupador<text:tab/>7</text:a></text:p>
          <text:p text:style-name="P68"><text:a xlink:type="simple" xlink:href="#__RefHeading___Toc1818_25432567572" text:style-name="Index_20_Link" text:visited-style-name="Index_20_Link">4.3. Canvis Web Back<text:tab/>7</text:a></text:p>
          <text:p text:style-name="P68"><text:a xlink:type="simple" xlink:href="#__RefHeading___Toc4524_59611532711111111" text:style-name="Index_20_Link" text:visited-style-name="Index_20_Link">4.4. Sistemes<text:tab/>7</text:a></text:p>
          <text:p text:style-name="P67"><text:a xlink:type="simple" xlink:href="#__RefHeading___Toc1449_15680455011111" text:style-name="Index_20_Link" text:visited-style-name="Index_20_Link">5. Migració de 1.0.2 a 1.0.3<text:tab/>10</text:a></text:p>
          <text:p text:style-name="P68"><text:a xlink:type="simple" xlink:href="#__RefHeading___Toc4524_59611532711112111" text:style-name="Index_20_Link" text:visited-style-name="Index_20_Link">5.1. Llistat de Millores Github<text:tab/>10</text:a></text:p>
          <text:p text:style-name="P68"><text:a xlink:type="simple" xlink:href="#__RefHeading___Toc1818_2543256757111" text:style-name="Index_20_Link" text:visited-style-name="Index_20_Link">5.2. Desenvolupador<text:tab/>10</text:a></text:p>
          <text:p text:style-name="P68"><text:a xlink:type="simple" xlink:href="#__RefHeading___Toc1818_254325675721" text:style-name="Index_20_Link" text:visited-style-name="Index_20_Link">5.3. Canvis Web Back<text:tab/>10</text:a></text:p>
          <text:p text:style-name="P68"><text:a xlink:type="simple" xlink:href="#__RefHeading___Toc4524_596115327111111112" text:style-name="Index_20_Link" text:visited-style-name="Index_20_Link">5.4. Sistemes<text:tab/>11</text:a></text:p>
          <text:p text:style-name="P67"><text:a xlink:type="simple" xlink:href="#__RefHeading___Toc1449_156804550111111" text:style-name="Index_20_Link" text:visited-style-name="Index_20_Link">6. Migració de 1.0.3 a 1.0.4<text:tab/>13</text:a></text:p>
          <text:p text:style-name="P68"><text:a xlink:type="simple" xlink:href="#__RefHeading___Toc4524_596115327111121111" text:style-name="Index_20_Link" text:visited-style-name="Index_20_Link">6.1. Llistat de Millores Github<text:tab/>13</text:a></text:p>
          <text:p text:style-name="P68"><text:a xlink:type="simple" xlink:href="#__RefHeading___Toc1818_2543256757211" text:style-name="Index_20_Link" text:visited-style-name="Index_20_Link">6.2. Canvis Web Back<text:tab/>13</text:a></text:p>
          <text:p text:style-name="P68"><text:a xlink:type="simple" xlink:href="#__RefHeading___Toc4524_5961153271111111121" text:style-name="Index_20_Link" text:visited-style-name="Index_20_Link">6.3. Sistemes<text:tab/>13</text:a></text:p>
        </text:index-body>
      </text:table-of-content>
      <text:h text:style-name="P70" text:outline-level="1"/>
      <text:h text:style-name="P146" text:outline-level="1"/>
      <text:h text:style-name="P70" text:outline-level="1"/>
      <text:h text:style-name="P71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3">03/12/20</text:p>
          </table:table-cell>
          <table:table-cell table:style-name="Taula2.B2" office:value-type="string">
            <text:p text:style-name="P34"><text:span text:style-name="T18">1</text:span>.0</text:p>
          </table:table-cell>
          <table:table-cell table:style-name="Taula2.C2" office:value-type="string">
            <text:p text:style-name="P35">Primera versió</text:p>
          </table:table-cell>
          <table:table-cell table:style-name="Taula2.D2" office:value-type="string">
            <text:p text:style-name="P36">anadal</text:p>
          </table:table-cell>
        </table:table-row>
      </table:table>
      <text:h text:style-name="P123" text:outline-level="1"/>
      <text:h text:style-name="P123" text:outline-level="1"/>
      <text:h text:style-name="P123" text:outline-level="1"/>
      <text:h text:style-name="P123" text:outline-level="1"/>
      <text:h text:style-name="P132" text:outline-level="1"/>
      <text:h text:style-name="P123" text:outline-level="1"/>
      <text:h text:style-name="P123" text:outline-level="1"/>
      <text:h text:style-name="P123" text:outline-level="1"/>
      <text:h text:style-name="P75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0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76" text:outline-level="1"><text:bookmark-start text:name="__RefHeading___Toc5638_2443218625"/>Versió 1.<text:span text:style-name="T44">0</text:span>.0<text:bookmark-end text:name="__RefHeading___Toc5638_2443218625"/></text:h>
      <text:p text:style-name="P31"/>
      <text:p text:style-name="P32"><text:tab/>Per la instal·lació d’una versió neta del producte consulta el document «Manual d’Instal·lació»</text:p>
      <text:h text:style-name="P81" text:outline-level="2"><text:bookmark-start text:name="__RefHeading___Toc4524_5961153271111213"/>Llistat de Millores <text:span text:style-name="T23">Github</text:span><text:bookmark-end text:name="__RefHeading___Toc4524_5961153271111213"/></text:h>
      <text:list xml:id="list2332900684" text:style-name="L1">
        <text:list-item>
          <text:p text:style-name="P147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77" text:outline-level="1"><text:bookmark-start text:name="__RefHeading___Toc1449_156804550111"/><text:span text:style-name="T19">Migració de 1</text:span><text:span text:style-name="T37">.</text:span><text:span text:style-name="T38">0.</text:span><text:span text:style-name="T39">0</text:span><text:span text:style-name="T19"> a 1.</text:span><text:span text:style-name="T43">0</text:span><text:span text:style-name="T19">.</text:span><text:span text:style-name="T36">1</text:span><text:bookmark-end text:name="__RefHeading___Toc1449_156804550111"/></text:h>
      <text:h text:style-name="P82" text:outline-level="2"><text:bookmark-start text:name="__RefHeading___Toc4524_596115327111121"/>Llistat de Millores <text:span text:style-name="T23">Github</text:span><text:bookmark-end text:name="__RefHeading___Toc4524_596115327111121"/></text:h>
      <text:list xml:id="list131109392327677" text:continue-numbering="true" text:style-name="L1">
        <text:list-item>
          <text:p text:style-name="P148">https://github.com/Fundacio-Bit/enviafib/projects/2</text:p>
        </text:list-item>
      </text:list>
      <text:h text:style-name="P87" text:outline-level="2"><text:bookmark-start text:name="__RefHeading___Toc787_890967127"/><text:soft-page-break/>Desenvolupador<text:bookmark-end text:name="__RefHeading___Toc787_890967127"/></text:h>
      <text:h text:style-name="P89" text:outline-level="2"><text:bookmark-start text:name="__RefHeading___Toc789_890967127"/>Canvis <text:s/>Web <text:span text:style-name="T22">Back</text:span><text:bookmark-end text:name="__RefHeading___Toc789_890967127"/></text:h>
      <text:h text:style-name="P98" text:outline-level="3"><text:bookmark-start text:name="__RefHeading___Toc657_4016845891113"/>Canvis Administrado<text:span text:style-name="T24">r</text:span><text:bookmark-end text:name="__RefHeading___Toc657_4016845891113"/></text:h>
      <text:h text:style-name="P102" text:outline-level="3">Canvis <text:span text:style-name="T43">Usuari</text:span></text:h>
      <text:h text:style-name="P95" text:outline-level="2"><text:bookmark-start text:name="__RefHeading___Toc4524_596115327111111111"/>Sistemes<text:bookmark-end text:name="__RefHeading___Toc4524_596115327111111111"/></text:h>
      <text:h text:style-name="P106" text:outline-level="3"><text:span text:style-name="T26">P</text:span><text:span text:style-name="T25">ropietats</text:span></text:h>
      <text:list xml:id="list3508377185" text:style-name="L2">
        <text:list-item>
          <text:p text:style-name="P133"><text:span text:style-name="T28">P</text:span><text:span text:style-name="T27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214206972480">
          <table:table-cell table:style-name="Tabla1.A1" office:value-type="string">
            <text:p text:style-name="P63"># Url per les firmes Síncrones PortaFIB </text:p>
            <text:p text:style-name="P63">es.caib.enviafib.portafib.apifirmaweb.url=http:/<text:span text:style-name="T45">HOST:PORT</text:span>/portafib/common/rest/apifirmawebsimple/v1/</text:p>
            <text:p text:style-name="P63">es.caib.enviafib.portafib.apifirmaweb.username=<text:span text:style-name="T45">myuser</text:span></text:p>
            <text:p text:style-name="P63">es.caib.enviafib.portafib.apifirmaweb.password=<text:span text:style-name="T45">mypass</text:span></text:p>
          </table:table-cell>
        </table:table-row>
      </table:table>
      <text:p text:style-name="P51"/>
      <text:list xml:id="list1106035293" text:style-name="L3">
        <text:list-item>
          <text:p text:style-name="P136"><text:span text:style-name="T28">S’</text:span><text:span text:style-name="T30">ha afegit la propietat </text:span><text:span text:style-name="T29">al fitxer enviafib.properties </text:span><text:span text:style-name="T31">q</text:span><text:span text:style-name="T47">ue defineix el correu electrònic que es mostra com a «sender» quan s’envia una petició ja firmada a per correu electrònic</text:span><text:span text:style-name="T30">: </text:span></text:p>
        </text:list-item>
      </text:list>
      <table:table table:name="Tabla2" table:style-name="Tabla2">
        <table:table-column table:style-name="Tabla2.A"/>
        <table:table-row table:style-name="TableLine2214206976560">
          <table:table-cell table:style-name="Tabla2.A1" office:value-type="string">
            <text:p text:style-name="P61"><text:span text:style-name="T53"># </text:span><text:span text:style-name="T54">Adressa des de on s’envien els emails enviats per l’aplicacio EnviaFIB</text:span></text:p>
            <text:p text:style-name="P54"><text:a xlink:type="simple" xlink:href="mailto:es.caib.enviafib.email.from%3Denviafib@enviafib.org" text:style-name="Internet_20_link" text:visited-style-name="Visited_20_Internet_20_Link"><text:span text:style-name="T49">es.caib.enviafib.email.from=</text:span></text:a><text:a xlink:type="simple" xlink:href="mailto:es.caib.enviafib.email.from%3Denviafib@enviafib.org" text:style-name="Internet_20_link" text:visited-style-name="Visited_20_Internet_20_Link"><text:span text:style-name="T51">noreply.</text:span></text:a><text:a xlink:type="simple" xlink:href="mailto:es.caib.enviafib.email.from%3Denviafib@enviafib.org" text:style-name="Internet_20_link" text:visited-style-name="Visited_20_Internet_20_Link"><text:span text:style-name="T50">enviafib</text:span></text:a><text:a xlink:type="simple" xlink:href="mailto:es.caib.enviafib.email.from%3Denviafib@enviafib.org" text:style-name="Internet_20_link" text:visited-style-name="Visited_20_Internet_20_Link"><text:span text:style-name="T49">@</text:span></text:a><text:a xlink:type="simple" xlink:href="mailto:es.caib.enviafib.email.from%3Denviafib@enviafib.org" text:style-name="Internet_20_link" text:visited-style-name="Visited_20_Internet_20_Link"><text:span text:style-name="T50">enviafib</text:span></text:a><text:a xlink:type="simple" xlink:href="mailto:es.caib.enviafib.email.from%3Denviafib@enviafib.org" text:style-name="Internet_20_link" text:visited-style-name="Visited_20_Internet_20_Link"><text:span text:style-name="T49">.org</text:span></text:a></text:p>
          </table:table-cell>
        </table:table-row>
      </table:table>
      <text:list xml:id="list131108888076786" text:continue-numbering="true" text:style-name="L3">
        <text:list-item>
          <text:p text:style-name="P137"><text:span text:style-name="T48">A</text:span><text:span text:style-name="T46">fegides propietats:</text:span></text:p>
        </text:list-item>
      </text:list>
      <table:table table:name="Tabla7" table:style-name="Tabla7">
        <table:table-column table:style-name="Tabla7.A"/>
        <table:table-row table:style-name="TableLine2214206985536">
          <table:table-cell table:style-name="Tabla7.A1" office:value-type="string">
            <text:p text:style-name="P62"><text:span text:style-name="T53"># </text:span><text:span text:style-name="T54">Adressa des de on s’envien els emails enviats per l’aplicacio EnviaFIB</text:span></text:p>
            <text:p text:style-name="P56">es.caib.enviafib.portafib.apifirmaasync.url=http://portafib2.fundaciobit.org/portafib/common/rest/apifirmaasyncsimple/v2/</text:p>
            <text:p text:style-name="P55"><text:span text:style-name="T55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2">sername</text:span></text:p>
            <text:p text:style-name="P49">es.caib.enviafib.portafib.apifirmaasync.password<text:span text:style-name="T58">=password</text:span></text:p>
            <text:p text:style-name="P50"/>
          </table:table-cell>
        </table:table-row>
      </table:table>
      <text:p text:style-name="P57"/>
      <text:list xml:id="list131108159071445" text:continue-list="list3508377185" text:style-name="L2">
        <text:list-item>
          <text:p text:style-name="P134"><text:soft-page-break/><text:span text:style-name="T28">P</text:span><text:span text:style-name="T27">ropietats per </text:span><text:span text:style-name="T32">Firma utilitzant un flux</text:span><text:span text:style-name="T27">. Necessitam una serie de propietats per connectar-se a l’API de </text:span><text:span text:style-name="T32">Flux de firmes </text:span><text:span text:style-name="T27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214206976832">
          <table:table-cell table:style-name="Tabla3.A1" office:value-type="string">
            <text:p text:style-name="P64"># Url per les firmes Síncrones PortaFIB </text:p>
            <text:p text:style-name="P64">es.caib.enviafib.portafib.apiflow.url=http://PORTAFIBSERVER/portafib/common/rest/apiflowtemplatesimple/v1/</text:p>
            <text:p text:style-name="P64">es.caib.enviafib.portafib.apiflow.username=<text:span text:style-name="T45">myuser</text:span></text:p>
            <text:p text:style-name="P64">es.caib.enviafib.portafib.apiflow.password=<text:span text:style-name="T45">mypass</text:span></text:p>
          </table:table-cell>
        </table:table-row>
      </table:table>
      <text:p text:style-name="P52"/>
      <text:list xml:id="list131108684660068" text:continue-numbering="true" text:style-name="L2">
        <text:list-item>
          <text:p text:style-name="P135"><text:span text:style-name="T28">P</text:span><text:span text:style-name="T27">ropietats per </text:span><text:span text:style-name="T33">definir els camps que apareixen d’ajuda de l’aplicació</text:span><text:span text:style-name="T27">:</text:span></text:p>
        </text:list-item>
      </text:list>
      <table:table table:name="Tabla4" table:style-name="Tabla4">
        <table:table-column table:style-name="Tabla4.A"/>
        <table:table-row table:style-name="TableLine2214206986080">
          <table:table-cell table:style-name="Tabla4.A1" office:value-type="string">
            <text:p text:style-name="P65">#Camps que apareixen a l'ajuda</text:p>
            <text:p text:style-name="P65">es.caib.enviafib.ajuda.telefon=1234123412</text:p>
            <text:p text:style-name="P65">es.caib.enviafib.ajuda.web=help.fbit.org</text:p>
            <text:p text:style-name="P65">es.caib.enviafib.ajuda.email=help@fbit.hl</text:p>
          </table:table-cell>
        </table:table-row>
      </table:table>
      <text:p text:style-name="P53"/>
      <text:list xml:id="list1427572124" text:style-name="L4">
        <text:list-item>
          <text:p text:style-name="P124">Afegida propie<text:span text:style-name="T56">tat a .properties </text:span><text:span text:style-name="T57">per tenir la URL base visible amb facilitat a totes les capes.</text:span></text:p>
        </text:list-item>
      </text:list>
      <text:p text:style-name="P16"/>
      <table:table table:name="Tabla5" table:style-name="Tabla5">
        <table:table-column table:style-name="Tabla5.A"/>
        <table:table-row table:style-name="TableLine2214206999408">
          <table:table-cell table:style-name="Tabla5.A1" office:value-type="string">
            <text:p text:style-name="P11"># Url base de desplegament de Enviafib</text:p>
            <text:p text:style-name="P48">es.caib.enviafib.url=http://demo/url/enviafib</text:p>
          </table:table-cell>
        </table:table-row>
      </table:table>
      <text:h text:style-name="P110" text:outline-level="3" text:is-list-header="true"/>
      <text:list xml:id="list131108500470376" text:continue-numbering="true" text:style-name="L4">
        <text:list-item>
          <text:p text:style-name="P125">Afegida propie<text:span text:style-name="T56">tat a .properties</text:span></text:p>
        </text:list-item>
      </text:list>
      <table:table table:name="Tabla6" table:style-name="Tabla6">
        <table:table-column table:style-name="Tabla6.A"/>
        <table:table-row table:style-name="TableLine2214206996960">
          <table:table-cell table:style-name="Tabla6.A1" office:value-type="string">
            <text:p text:style-name="P12">es.caib.enviafib.email.from=mail@mail.org</text:p>
            <text:p text:style-name="P48">es.caib.enviafib.url_sortida=/url_sortida</text:p>
          </table:table-cell>
        </table:table-row>
      </table:table>
      <text:h text:style-name="P113" text:outline-level="3" text:is-list-header="true"/>
      <text:h text:style-name="P114" text:outline-level="3">Actualitzar BBDD</text:h>
      <text:h text:style-name="P120" text:outline-level="3" text:is-list-header="true"/>
      <text:h text:style-name="P86" text:outline-level="2"><text:bookmark-start text:name="__RefHeading___Toc1874_19722971091"/>Altres<text:bookmark-end text:name="__RefHeading___Toc1874_19722971091"/></text:h>
      <text:list xml:id="list232941637" text:style-name="L5">
        <text:list-item>
          <text:p text:style-name="P121">Modificar URL de Callback de l’usuari aplicació de PortaFIB per conectar-se a EnviaFIB.</text:p>
          <text:list>
            <text:list-item>
              <text:p text:style-name="P121">OLD: http://[host]:[port]/enviafib/cbrest/v1/event</text:p>
            </text:list-item>
            <text:list-item>
              <text:p text:style-name="P121">NEW: http://[host]:[port]/enviafibapi/interna/public/cbrest/v1/event</text:p>
            </text:list-item>
          </text:list>
        </text:list-item>
      </text:list>
      <text:h text:style-name="P78" text:outline-level="1"><text:bookmark-start text:name="__RefHeading___Toc1449_1568045501111"/><text:span text:style-name="T19">Migració de 1</text:span><text:span text:style-name="T37">.</text:span><text:span text:style-name="T38">0.</text:span><text:span text:style-name="T40">1</text:span><text:span text:style-name="T19"> a 1.</text:span><text:span text:style-name="T43">0</text:span><text:span text:style-name="T19">.</text:span><text:span text:style-name="T40">2</text:span><text:bookmark-end text:name="__RefHeading___Toc1449_1568045501111"/></text:h>
      <text:h text:style-name="P83" text:outline-level="2"><text:bookmark-start text:name="__RefHeading___Toc4524_5961153271111211"/>Llistat de Millores <text:span text:style-name="T23">Github</text:span><text:bookmark-end text:name="__RefHeading___Toc4524_5961153271111211"/></text:h>
      <text:list xml:id="list131108917502971" text:continue-list="list131109392327677" text:style-name="L1">
        <text:list-item>
          <text:p text:style-name="P149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90" text:outline-level="2"><text:bookmark-start text:name="__RefHeading___Toc1818_254325675711"/>Desenvolupador<text:bookmark-end text:name="__RefHeading___Toc1818_254325675711"/></text:h>
      <text:h text:style-name="P151" text:outline-level="2"/>
      <text:h text:style-name="P88" text:outline-level="2"><text:bookmark-start text:name="__RefHeading___Toc1818_25432567572"/>Canvis <text:s/>Web <text:span text:style-name="T22">Back</text:span><text:bookmark-end text:name="__RefHeading___Toc1818_25432567572"/></text:h>
      <text:h text:style-name="P99" text:outline-level="3"><text:bookmark-start text:name="__RefHeading___Toc657_40168458911131"/>Canvis Administrado<text:span text:style-name="T24">r</text:span><text:bookmark-end text:name="__RefHeading___Toc657_40168458911131"/></text:h>
      <text:p text:style-name="P43"><text:span text:style-name="T59">- </text:span><text:span text:style-name="T60">S’ha afegit la gestió dels plugin d’Estructura Organitzativa</text:span></text:p>
      <text:p text:style-name="P43"><text:span text:style-name="T60">- </text:span><text:span text:style-name="T61">S’ha afegir una funcionalitat per gestionar grups i usuaris</text:span></text:p>
      <text:p text:style-name="P38"/>
      <text:h text:style-name="P103" text:outline-level="3">Canvis <text:span text:style-name="T43">Usuari</text:span></text:h>
      <text:p text:style-name="P37">- <text:span text:style-name="T62">S’han afegit millores </text:span><text:span text:style-name="T63">visuals </text:span><text:span text:style-name="T62">al llistat de peticion</text:span><text:span text:style-name="T63">s</text:span></text:p>
      <text:p text:style-name="P37">- <text:span text:style-name="T64">S’ha ocultat menú d’inici quan l’usuari només te ROLE_USER</text:span></text:p>
      <text:p text:style-name="P37">- <text:span text:style-name="T64">Integració amb Arxiu (fitxers s'emmagatzemen a Arxiu)</text:span></text:p>
      <text:h text:style-name="P96" text:outline-level="2"><text:bookmark-start text:name="__RefHeading___Toc4524_59611532711111111"/>Sistemes<text:bookmark-end text:name="__RefHeading___Toc4524_59611532711111111"/></text:h>
      <text:h text:style-name="P107" text:outline-level="3"><text:span text:style-name="T26">P</text:span><text:span text:style-name="T25">ropietats</text:span></text:h>
      <text:list xml:id="list131108077010069" text:continue-list="list131108500470376" text:style-name="L4">
        <text:list-item>
          <text:p text:style-name="P126">Propietats per arxivar</text:p>
        </text:list-item>
      </text:list>
      <table:table table:name="Tabla8" table:style-name="Tabla8">
        <table:table-column table:style-name="Tabla8.A"/>
        <table:table-row table:style-name="TableLine2214207004304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11" text:outline-level="3" text:is-list-header="true"/>
      <text:list xml:id="list131109965792765" text:continue-numbering="true" text:style-name="L4">
        <text:list-item>
          <text:p text:style-name="P126">Dades per al plugin d’Arxiu</text:p>
        </text:list-item>
      </text:list>
      <table:table table:name="Tabla10" table:style-name="Tabla10">
        <table:table-column table:style-name="Tabla10.A"/>
        <table:table-row table:style-name="TableLine2214206993696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<text:soft-page-break/>es.caib.enviafib.plugin.arxiu.caib.base.url=https://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11" text:outline-level="3" text:is-list-header="true"/>
      <text:list xml:id="list131108621648959" text:continue-numbering="true" text:style-name="L4">
        <text:list-item>
          <text:p text:style-name="P126">Altres propietats</text:p>
        </text:list-item>
      </text:list>
      <table:table table:name="Tabla9" table:style-name="Tabla9">
        <table:table-column table:style-name="Tabla9.A"/>
        <table:table-row table:style-name="TableLine2214206999952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18" text:outline-level="3" text:is-list-header="true"/>
      <text:h text:style-name="P115" text:outline-level="3">Actualitzar BBDD</text:h>
      <text:p text:style-name="P44"><text:span text:style-name="T34">S’</text:span><text:span text:style-name="T27">han d’executar els fitxers d’actualització de base de dades:</text:span></text:p>
      <text:p text:style-name="P40">- update_from_1.0.1_to_1.0.2_schema.sql</text:p>
      <text:p text:style-name="P40"><text:soft-page-break/>- update_from_1.0.1_to_1.0.2_data.sql</text:p>
      <text:h text:style-name="P79" text:outline-level="1"><text:bookmark-start text:name="__RefHeading___Toc1449_15680455011111"/><text:span text:style-name="T19">Migració de 1</text:span><text:span text:style-name="T37">.</text:span><text:span text:style-name="T38">0.</text:span><text:span text:style-name="T41">2</text:span><text:span text:style-name="T19"> a 1.</text:span><text:span text:style-name="T43">0</text:span><text:span text:style-name="T19">.</text:span><text:span text:style-name="T41">3</text:span><text:bookmark-end text:name="__RefHeading___Toc1449_15680455011111"/></text:h>
      <text:h text:style-name="P84" text:outline-level="2"><text:bookmark-start text:name="__RefHeading___Toc4524_59611532711112111"/>Llistat de Millores <text:span text:style-name="T23">Github</text:span><text:bookmark-end text:name="__RefHeading___Toc4524_59611532711112111"/></text:h>
      <text:list xml:id="list131109160829444" text:continue-list="list131108917502971" text:style-name="L1">
        <text:list-item>
          <text:p text:style-name="P150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91" text:outline-level="2"><text:bookmark-start text:name="__RefHeading___Toc1818_2543256757111"/>Desenvolupador<text:bookmark-end text:name="__RefHeading___Toc1818_2543256757111"/></text:h>
      <text:list xml:id="list3516706182" text:style-name="L6">
        <text:list-item>
          <text:p text:style-name="P138"><text:span text:style-name="T66">S’ha afegit </text:span><text:span text:style-name="T11">el mètode DeleteIncludingFiles() per millorar l’esborrat d’elements amb fitxers</text:span></text:p>
        </text:list-item>
        <text:list-item>
          <text:p text:style-name="P138"><text:span text:style-name="T66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59"/>
      <text:h text:style-name="P93" text:outline-level="2"><text:bookmark-start text:name="__RefHeading___Toc1818_254325675721"/>Canvis <text:s/>Web <text:span text:style-name="T22">Back</text:span><text:bookmark-end text:name="__RefHeading___Toc1818_254325675721"/></text:h>
      <text:h text:style-name="P100" text:outline-level="3"><text:bookmark-start text:name="__RefHeading___Toc657_401684589111311"/>Canvis Administrado<text:span text:style-name="T24">r</text:span><text:bookmark-end text:name="__RefHeading___Toc657_401684589111311"/></text:h>
      <text:list xml:id="list131108133601204" text:continue-numbering="true" text:style-name="L6">
        <text:list-item>
          <text:p text:style-name="P139">Ara el plugin d’arxiu es llegeix de BBDD i no de propietats</text:p>
        </text:list-item>
        <text:list-item>
          <text:p text:style-name="P140">Es poden gestionar els plugins d’estructura organitzativa i d’arxiu des-del menú administrador. També es poden activar i desactivar.</text:p>
        </text:list-item>
        <text:list-item>
          <text:p text:style-name="P141">Opció per fer neteja de plantilles de flux de firma temporals obsolets</text:p>
        </text:list-item>
      </text:list>
      <text:h text:style-name="P104" text:outline-level="3">Canvis <text:span text:style-name="T43">Usuari</text:span></text:h>
      <text:list xml:id="list131108868038985" text:continue-numbering="true" text:style-name="L6">
        <text:list-item>
          <text:p text:style-name="P140">S’han afegit mes opcions de firmes gracies al plugin d’Estructura Organitzativa <text:span text:style-name="T66">(</text:span>Enviar a firmar al Director, <text:span text:style-name="T66">i al </text:span>Secretari<text:span text:style-name="T66">)</text:span></text:p>
        </text:list-item>
        <text:list-item>
          <text:p text:style-name="P140">S’ha afegit un botó per veure els camps avançats <text:span text:style-name="T66">fent</text:span> una petició de firma</text:p>
        </text:list-item>
        <text:list-item>
          <text:p text:style-name="P140">Ara es pot enviar a firmar amb plantilles de flux de firma del propi usuari, o de la seva entitat</text:p>
        </text:list-item>
        <text:list-item>
          <text:p text:style-name="P140">Ara les peticions de firma tenen un Títol</text:p>
        </text:list-item>
        <text:list-item>
          <text:p text:style-name="P141">S’ha afegit un sistema de reintents d’arxivat i de tancar expedient</text:p>
        </text:list-item>
        <text:list-item>
          <text:p text:style-name="P141">S’ha separat la llista de peticions en 3 llistats diferents segons el seu estat (pendent, error, finalitzat)</text:p>
        </text:list-item>
        <text:list-item>
          <text:p text:style-name="P141"><text:soft-page-break/>Ara es permet descarregar el fitxer firmat des-de Arxiu de CAIB de tres maneres diferents (Original, ENI, Versió imprimible)</text:p>
        </text:list-item>
      </text:list>
      <text:p text:style-name="P39"/>
      <text:h text:style-name="P96" text:outline-level="2"><text:bookmark-start text:name="__RefHeading___Toc4524_596115327111111112"/>Sistemes<text:bookmark-end text:name="__RefHeading___Toc4524_596115327111111112"/></text:h>
      <text:h text:style-name="P108" text:outline-level="3"><text:span text:style-name="T26">P</text:span><text:span text:style-name="T25">ropietats</text:span></text:h>
      <text:list xml:id="list707989218" text:style-name="L7">
        <text:list-item>
          <text:p text:style-name="P127"><text:span text:style-name="T65">Eliminar p</text:span>ropietats per arxivar</text:p>
        </text:list-item>
      </text:list>
      <text:p text:style-name="P17">Aquestes propietats es guarden a BBDD a la nova versió.</text:p>
      <table:table table:name="Tabla11" table:style-name="Tabla11">
        <table:table-column table:style-name="Tabla11.A"/>
        <table:table-row table:style-name="TableLine2214206997504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12" text:outline-level="3" text:is-list-header="true"/>
      <text:list xml:id="list131109454836205" text:continue-numbering="true" text:style-name="L7">
        <text:list-item>
          <text:p text:style-name="P128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214206989616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19" text:outline-level="3" text:is-list-header="true"/>
      <text:h text:style-name="P116" text:outline-level="3">Actualitzar BBDD</text:h>
      <text:p text:style-name="P45"><text:span text:style-name="T34">S’</text:span><text:span text:style-name="T27">han d’executar els fitxers d’actualització de base de dades:</text:span></text:p>
      <text:p text:style-name="P41">- update_from_1.0.<text:span text:style-name="T65">2</text:span>_to_1.0.<text:span text:style-name="T65">3</text:span>_schema.sql</text:p>
      <text:p text:style-name="P41">- update_from_1.0.<text:span text:style-name="T65">2</text:span>_to_1.0.<text:span text:style-name="T65">3</text:span>_data.sql</text:p>
      <text:p text:style-name="P41"/>
      <text:p text:style-name="P41"><text:soft-page-break/></text:p>
      <text:p text:style-name="P42"/>
      <text:h text:style-name="P80" text:outline-level="1"><text:bookmark-start text:name="__RefHeading___Toc1449_156804550111111"/><text:span text:style-name="T19">Migració de 1</text:span><text:span text:style-name="T37">.</text:span><text:span text:style-name="T38">0.</text:span><text:span text:style-name="T42">3</text:span><text:span text:style-name="T19"> a 1.</text:span><text:span text:style-name="T43">0</text:span><text:span text:style-name="T19">.</text:span><text:span text:style-name="T42">4</text:span><text:bookmark-end text:name="__RefHeading___Toc1449_156804550111111"/></text:h>
      <text:h text:style-name="P85" text:outline-level="2"><text:bookmark-start text:name="__RefHeading___Toc4524_596115327111121111"/>Llistat de Millores <text:span text:style-name="T23">Github</text:span><text:bookmark-end text:name="__RefHeading___Toc4524_596115327111121111"/></text:h>
      <text:list xml:id="list205382419" text:style-name="L8">
        <text:list-item>
          <text:p text:style-name="P152"><text:span text:style-name="T6">https://github.com/Fundacio-Bit/enviafib/projects/</text:span><text:span text:style-name="T12">6</text:span></text:p>
        </text:list-item>
      </text:list>
      <text:h text:style-name="P92" text:outline-level="2" text:is-list-header="true"/>
      <text:h text:style-name="P94" text:outline-level="2"><text:bookmark-start text:name="__RefHeading___Toc1818_2543256757211"/>Canvis <text:s/>Web <text:span text:style-name="T22">Back</text:span><text:bookmark-end text:name="__RefHeading___Toc1818_2543256757211"/></text:h>
      <text:h text:style-name="P101" text:outline-level="3"><text:bookmark-start text:name="__RefHeading___Toc657_4016845891113111"/>Canvis Administrado<text:span text:style-name="T24">r</text:span><text:bookmark-end text:name="__RefHeading___Toc657_4016845891113111"/></text:h>
      <text:list xml:id="list3760702511" text:style-name="L9">
        <text:list-item>
          <text:p text:style-name="P142">Gestió de Menús de Firma</text:p>
        </text:list-item>
        <text:list-item>
          <text:p text:style-name="P143">Hi ha un Nou plugin d’Estructura Organitzativa de tipus Base de Dades. A més per l’entorn de la CAIB s’ha afegit </text:p>
        </text:list-item>
      </text:list>
      <text:p text:style-name="P58"/>
      <text:h text:style-name="P105" text:outline-level="3">Canvis <text:span text:style-name="T43">Usuari</text:span></text:h>
      <text:list xml:id="list131110220438750" text:continue-numbering="true" text:style-name="L9">
        <text:list-item>
          <text:p text:style-name="P144">Els menús de Firma són dinàmics gestionats per l’Administrador</text:p>
        </text:list-item>
        <text:list-item>
          <text:p text:style-name="P145">Els menús de Firma es mostren en un boto desplegable que es troba en la capçalera.</text:p>
        </text:list-item>
      </text:list>
      <text:p text:style-name="P60"/>
      <text:h text:style-name="P97" text:outline-level="2"><text:bookmark-start text:name="__RefHeading___Toc4524_5961153271111111121"/>Sistemes<text:bookmark-end text:name="__RefHeading___Toc4524_5961153271111111121"/></text:h>
      <text:h text:style-name="P109" text:outline-level="3"><text:span text:style-name="T26">P</text:span><text:span text:style-name="T25">ropietats</text:span></text:h>
      <text:list xml:id="list313951824" text:style-name="L10">
        <text:list-item>
          <text:p text:style-name="P131"><text:span text:style-name="T35">Afegir p</text:span><text:span text:style-name="T27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214206996144">
          <table:table-cell table:style-name="Tabla14.A1" office:value-type="string">
            <text:p text:style-name="P69"># Propietat que indica si volem les opcions de menú per gestionar la taula de bbdd</text:p>
            <text:p text:style-name="P69"># que conté les dades de l'estructura organitzativa pel Plugin d'Estructura </text:p>
            <text:p text:style-name="P69"># Organitzativa de DATABASE.</text:p>
            <text:p text:style-name="P66"><text:span text:style-name="T21">es.caib.enviafib.showmenuestructuraorganitzativa</text:span>=true</text:p>
          </table:table-cell>
        </table:table-row>
      </table:table>
      <text:p text:style-name="P130"/>
      <text:list xml:id="list131108473604651" text:continue-numbering="true" text:style-name="L10">
        <text:list-item>
          <text:p text:style-name="P129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214206989888">
          <table:table-cell table:style-name="Tabla13.A1" office:value-type="string">
            <text:p text:style-name="P47"><text:span text:style-name="T68">es.caib.enviafib.pluginsib.userinformation.keycloak.mapping.companyDepartment=</text:span><text:span text:style-name="T69">departmentNumber</text:span></text:p>
            <text:p text:style-name="P19"><text:span text:style-name="T68">es.caib.enviafib.pluginsib.userinformation.keycloak.mapping.companyArea=</text:span><text:span text:style-name="T69">areaNumber</text:span></text:p>
          </table:table-cell>
        </table:table-row>
      </table:table>
      <text:list xml:id="list131109876744025" text:continue-numbering="true" text:style-name="L10">
        <text:list-header>
          <text:p text:style-name="P129"/>
        </text:list-header>
      </text:list>
      <text:p text:style-name="P18"/>
      <text:h text:style-name="P117" text:outline-level="3">Actualitzar BBDD</text:h>
      <text:p text:style-name="P46"><text:span text:style-name="T34">S’</text:span><text:span text:style-name="T27">han d’executar els fitxers d’actualització de base de dades:</text:span></text:p>
      <text:p text:style-name="P42">- update_from_1.0.<text:span text:style-name="T67">3</text:span>_to_1.0.<text:span text:style-name="T67">4</text:span>_schema.sql</text:p>
      <text:p text:style-name="P42">- update_from_1.0.<text:span text:style-name="T67">3</text:span>_to_1.0.<text:span text:style-name="T67">4</text:span>_data.sql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214080484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5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4</text:page-number><text:s/><text:span text:style-name="MT8">de </text:span><text:span text:style-name="MT8"><text:page-count>14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4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8</meta:editing-cycles>
    <meta:creation-date>2019-12-18T08:12:13.731000000</meta:creation-date>
    <meta:editing-duration>P2DT9H53M7S</meta:editing-duration>
    <meta:generator>LibreOffice/7.1.0.3$Windows_X86_64 LibreOffice_project/f6099ecf3d29644b5008cc8f48f42f4a40986e4c</meta:generator>
    <dc:date>2022-11-11T13:11:07.792000000</dc:date>
    <meta:document-statistic meta:table-count="17" meta:image-count="2" meta:object-count="0" meta:page-count="14" meta:paragraph-count="203" meta:word-count="1082" meta:character-count="9815" meta:non-whitespace-character-count="899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